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88cm" fo:min-width="1.751cm" loext:decorative="false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75cm" fo:min-width="2.75cm" loext:decorative="false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2.25cm" fo:min-width="2.25cm" loext:decorative="false"/>
    </style:style>
    <style:style style:name="gr4" style:family="graphic" style:parent-style-name="objectwithoutfill">
      <style:graphic-properties svg:stroke-color="#3465a4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3465a4"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3465a4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3465a4" draw:marker-end="Arrowheads_20_5" draw:marker-end-width="0.3cm" draw:fill="none" draw:textarea-vertical-align="middle" loext:decorative="false"/>
    </style:style>
    <style:style style:name="gr8" style:family="graphic" style:parent-style-name="standard">
      <style:graphic-properties svg:stroke-color="#3465a4" draw:marker-start="Arrowheads_20_6" draw:marker-start-width="0.3cm" draw:marker-end="Arrowheads_20_7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66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63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5.5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25cm" svg:height="9.5cm" svg:x="14.59cm" svg:y="3.2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2" draw:text-style-name="P1" xml:id="id1" draw:id="id1" draw:layer="layout" svg:width="3.25cm" svg:height="2cm" svg:x="6.5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75cm" svg:height="2.5cm" svg:x="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75cm" svg:height="2.5cm" svg:x="9.25cm" svg:y="6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125cm" svg:x1="8.125cm" svg:y1="4.75cm" svg:x2="5.375cm" svg:y2="6cm" draw:start-shape="id1" draw:start-glue-point="2" draw:end-shape="id2" draw:end-glue-point="0" svg:d="M8125 4750v500h-2750v750" svg:viewBox="0 0 2751 1251">
          <text:p/>
        </draw:connector>
        <draw:connector draw:style-name="gr5" draw:text-style-name="P2" draw:layer="layout" draw:line-skew="-0.125cm" svg:x1="8.125cm" svg:y1="4.75cm" svg:x2="10.625cm" svg:y2="6cm" draw:start-shape="id1" draw:start-glue-point="2" draw:end-shape="id3" draw:end-glue-point="0" svg:d="M8125 4750v500h2500v750" svg:viewBox="0 0 2501 1251">
          <text:p/>
        </draw:connector>
        <draw:connector draw:style-name="gr6" draw:text-style-name="P2" draw:layer="layout" draw:line-skew="0cm -1.249cm" svg:x1="4cm" svg:y1="7.25cm" svg:x2="15.715cm" svg:y2="3.221cm" draw:start-shape="id2" draw:start-glue-point="3" draw:end-shape="id4" svg:d="M4000 7250h-501v-5779h12216v1750" svg:viewBox="0 0 12217 5780">
          <text:p/>
        </draw:connector>
        <draw:line draw:style-name="gr7" draw:text-style-name="P2" draw:layer="layout" svg:x1="9.25cm" svg:y1="7.25cm" svg:x2="6.75cm" svg:y2="7.25cm">
          <text:p/>
        </draw:line>
        <draw:line draw:style-name="gr8" draw:text-style-name="P1" draw:layer="layout" svg:x1="12cm" svg:y1="7.25cm" svg:x2="14.552cm" svg:y2="7.262cm">
          <text:p/>
        </draw:line>
        <draw:frame draw:style-name="gr9" draw:text-style-name="P3" draw:layer="layout" svg:width="2.75cm" svg:height="1.5cm" svg:x="6.985cm" svg:y="3.265cm">
          <draw:text-box>
            <text:p>Index</text:p>
          </draw:text-box>
        </draw:frame>
        <draw:frame draw:style-name="gr10" draw:text-style-name="P3" draw:layer="layout" svg:width="2.117cm" svg:height="1.911cm" svg:x="4.292cm" svg:y="6.792cm">
          <draw:text-box>
            <text:p>Login</text:p>
          </draw:text-box>
        </draw:frame>
        <draw:frame draw:style-name="gr11" draw:text-style-name="P3" draw:layer="layout" svg:width="2.146cm" svg:height="1.882cm" svg:x="9.671cm" svg:y="6.82cm">
          <draw:text-box>
            <text:p>Reg</text:p>
          </draw:text-box>
        </draw:frame>
        <draw:frame draw:style-name="gr12" draw:text-style-name="P3" draw:layer="layout" svg:width="1.91cm" svg:height="5.762cm" svg:x="14.7cm" svg:y="5.704cm">
          <draw:text-box>
            <text:p>Data</text:p>
            <text:p><text:s/>b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3T13:09:58.669657100</meta:creation-date>
    <dc:date>2025-10-06T11:44:30.252159000</dc:date>
    <meta:editing-duration>PT3H43M54S</meta:editing-duration>
    <meta:editing-cycles>3</meta:editing-cycles>
    <meta:generator>LibreOffice/25.2.3.2$Windows_X86_64 LibreOffice_project/bbb074479178df812d175f709636b368952c2ce3</meta:generator>
    <meta:document-statistic meta:object-count="13"/>
  </office:meta>
</office:document-meta>
</file>